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0f5" officeooo:paragraph-rsid="000bd0f5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bd0f5"/>
    </style:style>
    <style:style style:name="P3" style:family="paragraph" style:parent-style-name="Text_20_body">
      <style:paragraph-properties fo:margin-top="0cm" fo:margin-bottom="0cm" loext:contextual-spacing="false" fo:padding="0.049cm" fo:border="0.06pt solid #e1e5eb"/>
    </style:style>
    <style:style style:name="P4" style:family="paragraph" style:parent-style-name="Text_20_body">
      <style:paragraph-properties fo:margin-top="0cm" fo:margin-bottom="0cm" loext:contextual-spacing="false" fo:padding="0.049cm" fo:border="0.06pt solid #e1e5eb"/>
      <style:text-properties officeooo:paragraph-rsid="000bd0f5"/>
    </style:style>
    <style:style style:name="P5" style:family="paragraph" style:parent-style-name="Text_20_body">
      <style:paragraph-properties fo:margin-top="0cm" fo:margin-bottom="0cm" loext:contextual-spacing="false" fo:padding="0.049cm" fo:border="0.06pt solid #e1e5eb"/>
      <style:text-properties officeooo:paragraph-rsid="00117ba3"/>
    </style:style>
    <style:style style:name="P6" style:family="paragraph" style:parent-style-name="Text_20_body">
      <style:paragraph-properties fo:margin-top="0cm" fo:margin-bottom="0cm" loext:contextual-spacing="false" fo:padding="0.049cm" fo:border="0.06pt solid #e1e5eb"/>
      <style:text-properties officeooo:rsid="00117ba3" officeooo:paragraph-rsid="00117ba3"/>
    </style:style>
    <style:style style:name="T1" style:family="text">
      <style:text-properties officeooo:rsid="000bd0f5" loext:padding="0.049cm" loext:border="0.06pt solid #e1e5eb"/>
    </style:style>
    <style:style style:name="T2" style:family="text">
      <style:text-properties fo:color="#e83e8c" style:font-name="SFMono-Regular" fo:font-size="10.5pt" loext:padding="0.049cm" loext:border="0.06pt solid #e1e5eb"/>
    </style:style>
    <style:style style:name="T3" style:family="text">
      <style:text-properties fo:color="#e83e8c" style:font-name="SFMono-Regular" fo:font-size="10.5pt" officeooo:rsid="000bd0f5" loext:padding="0.049cm" loext:border="0.06pt solid #e1e5eb"/>
    </style:style>
    <style:style style:name="T4" style:family="text">
      <style:text-properties loext:padding="0.049cm" loext:border="0.06pt solid #e1e5eb"/>
    </style:style>
    <style:style style:name="T5" style:family="text">
      <style:text-properties officeooo:rsid="000db71a"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2 – DOM – Trabalhando com Elementos.</text:p>
      <text:p text:style-name="P1"/>
      <text:p text:style-name="P2"><text:span text:style-name="Source_20_Text"><text:span text:style-name="T3">parentNode</text:span></text:span><text:span text:style-name="T1">: retorna o nó pai.</text:span><text:span text:style-name="T5">chi</text:span></text:p>
      <text:p text:style-name="P2"><text:span text:style-name="Source_20_Text"><text:span text:style-name="T2">parentElement</text:span></text:span><text:span text:style-name="T4">: retorna o elemento pai.</text:span></text:p>
      <text:p text:style-name="P3"><text:span text:style-name="Source_20_Text"><text:span text:style-name="T2">childNodes</text:span></text:span><text:span text:style-name="T4">: retorna um NodeList com todos os nós filhos.</text:span></text:p>
      <text:p text:style-name="P3"><text:span text:style-name="Source_20_Text"><text:span text:style-name="T2">children</text:span></text:span><text:span text:style-name="T4">: retorna um HTMLCollection com todos os elementos filhos.</text:span></text:p>
      <text:p text:style-name="P3"><text:span text:style-name="Source_20_Text"><text:span text:style-name="T2">firstChild</text:span></text:span><text:span text:style-name="T4">: retorna o primeiro nó filho.</text:span></text:p>
      <text:p text:style-name="P3"><text:span text:style-name="Source_20_Text"><text:span text:style-name="T2">firstElementChild</text:span></text:span><text:span text:style-name="T4">: retorna o primeiro elemento filho.</text:span></text:p>
      <text:p text:style-name="P3"><text:span text:style-name="Source_20_Text"><text:span text:style-name="T2">lastChild</text:span></text:span><text:span text:style-name="T4">: retorna o último nó filho.</text:span></text:p>
      <text:p text:style-name="P3"><text:span text:style-name="Source_20_Text"><text:span text:style-name="T2">LastElementChild:</text:span></text:span><text:span text:style-name="T4"> retorna o último elemento filho.</text:span></text:p>
      <text:p text:style-name="P3"><text:span text:style-name="Source_20_Text"><text:span text:style-name="T2">nextSibling</text:span></text:span><text:span text:style-name="T4">: retorna o próximo nó.</text:span></text:p>
      <text:p text:style-name="P4"><text:span text:style-name="Source_20_Text"><text:span text:style-name="T2">nextElementSibling</text:span></text:span><text:span text:style-name="T4">: retorna o próximo elemento.</text:span></text:p>
      <text:p text:style-name="P4"><text:span text:style-name="Source_20_Text"><text:span text:style-name="T2">previousSibling</text:span></text:span><text:span text:style-name="T4">: retorna o nó anterior.</text:span></text:p>
      <text:p text:style-name="P5"><text:span text:style-name="Source_20_Text"><text:span text:style-name="T2">previousElementSibling</text:span></text:span><text:span text:style-name="T4">: retorna o elemento anterior.</text:span></text:p>
      <text:p text:style-name="P6"><text:span text:style-name="T4">.include(‘paravra’) = se o index conter alguma string com a palavra informada eu uso um “IF” para remover o item/index do locar com um .removeChild(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1:31:18.665794575</meta:creation-date>
    <dc:date>2022-02-16T15:07:42.943170157</dc:date>
    <meta:editing-duration>PT2H25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03" meta:character-count="733" meta:non-whitespace-character-count="642"/>
  </office:meta>
</office:document-meta>
</file>